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blemDetailRuntimeHintsTests.getterMethodsShouldHaveReflectionHi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blemDetailRuntimeHints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